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Standard" style:list-style-name="L1"/>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ion AlanyaBoende</text:h>
      <text:h text:style-name="Heading_20_2" text:outline-level="2">Bakgrund och problem</text:h>
      <text:p text:style-name="Standard">Ägarna har en lägenhet i Turkiet som de vill hyra ut när de inte kan utnyttja den själva. Praktiskt kommer uthyrningen att skötas av en organisation på plats som kommer att möta kunden, lämna ut nycklar, boka eventuella extratjänster samt kontrollera lägenheten efter avresa. Kunder kan även boka direkt av den organisationen.</text:p>
      <text:p text:style-name="Standard"/>
      <text:p text:style-name="Standard">En webbsida som visar lägenheten, området och priser finns. Den bokningsrutin som finns att tillgå är helt manuell. Kunden måste kontakta ägarna dels för att få veta om lägenheten är ledig när de är intresserade av att hyra och dels för att kunna boka. Ägarna måste därefter skriva eller ringa leveransorganisation på plats för att meddela när vår kund kommer och reser samt om de vill ha några extra tillval. Ägarna önskar en bokningsrutin där:</text:p>
      <text:list xml:id="list6047445841900565557" text:style-name="L1">
        <text:list-item>
          <text:p text:style-name="P2">kunden kan se när bokning är möjlig</text:p>
        </text:list-item>
        <text:list-item>
          <text:p text:style-name="P2">perioden kunden valt markeras som upptagen </text:p>
        </text:list-item>
        <text:list-item>
          <text:p text:style-name="P2">de önskemål kunden matar in i ett formulär kan tas om hand och vidarebefordras till leveransorganisationen samt som bekräftelse till kunden.</text:p>
        </text:list-item>
        <text:list-item>
          <text:p text:style-name="P2">reservationer respektive bekräftade bokningar (handpenning betald) framgår på hemsidan för kunderna. Då betalfunktionen är manuell accepteras att ändringen av status från reservation till bekräftad bokning görs manuellt.</text:p>
        </text:list-item>
      </text:list>
      <text:h text:style-name="Heading_20_2" text:outline-level="2">Användargrupper</text:h>
      <text:p text:style-name="Text_20_body"><text:span text:style-name="T3">Kund</text:span> - Troligtvis ganska datorvana om de bokar själva via internet.</text:p>
      <text:p text:style-name="Text_20_body">Återkommande kunder</text:p>
      <text:p text:style-name="Text_20_body">Nya kunder</text:p>
      <text:p text:style-name="Text_20_body">Potentiella kunder</text:p>
      <text:p text:style-name="Text_20_body"><text:span text:style-name="T3">Lägenhetsägare - </text:span><text:span text:style-name="T4">Vill ha en sammanhållen bild av när lägenheten är uthyrd. God datorvana.</text:span></text:p>
      <text:p text:style-name="Text_20_body"><text:span text:style-name="T3">Administratör – </text:span><text:span text:style-name="T4">Behöver ha överblick över reservationer och bokningar samt önskar en smidigare administration. </text:span><text:span text:style-name="T3"><text:s/></text:span>I dagsläget ägarna. </text:p>
      <text:p text:style-name="P1"><text:span text:style-name="T1">Leveransorganisation</text:span><text:span text:style-name="T2"> - Kan titta i bokningskalendern för att se om lägenheten är ledig då en kund vill boka genom dem. Mottagare av meddelande genererat från den nya funktionaliteten för beställning av deras tjänster på plats.</text:span></text:p>
      <text:h text:style-name="Heading_20_2" text:outline-level="2">Intressenter</text:h>
      <text:p text:style-name="Text_20_body"><text:span text:style-name="T3">Ägarnas släkt och vänner - </text:span>Marknadsför lägenheten för sina kontaktnät och behöver en fungerande webbplats att hänvisa till.</text:p>
      <text:h text:style-name="Heading_20_2" text:outline-level="2">Liknande system</text:h>
      <text:p text:style-name="Standard">Ett flertal sidor för uthyrning av lägenheter finns. Dessa är ofta likartat utformade i olika hjälpverktyg. Några av dessa har en kalenderfunktion. Likformigheten i de flesta sidor tilltalar inte ägarna och det är därför inte aktuellt att skapa en sida i ett hjälpverktyg för att få tillgång till kalenderfunktionen. </text:p>
      <text:p text:style-name="Standard"/>
      <text:p text:style-name="Standard">De flesta som har egna sidor visar inte tillgänglighet utan förfrågan och bokning sker via ifyllande av önskemål i formulär. Vissa tillhandahåller kalenderfunktioner. Via en av dem har en <text:soft-page-break/>gratisfunktion för bokningskalender hittats som kommer att undersökas.</text:p>
      <text:p text:style-name="Standard"/>
      <text:p text:style-name="Standard">Möjlighet finns att anlita en organisation för uthyrning. De sidorna har oftast kalenderfunktion och bokningsfunktion. Dessa sidor ger inte möjlighet till egen utformning i önskad omfattning. Organisationerna tar dessutom betalt vilket ger ett högre, mindre konkurrenskraftigt pris.</text:p>
      <text:h text:style-name="Heading_20_2" text:outline-level="2">Baskrav</text:h>
      <text:p text:style-name="Text_20_body">BK1 Kunder ska erbjudas ett snabbt, enkelt och tryggt sätt att boka lägenheten för önskad period.</text:p>
      <text:p text:style-name="Text_20_body"><text:tab/>BK 1.1 Kunden ska direkt kunna se när lägenheten är ledig för bokning och inte behöva <text:tab/>invänta mailsvar från administratör.</text:p>
      <text:p text:style-name="Text_20_body"><text:tab/>BK 1.2 Kunden ska själv kunna reservera den period de vill boka.</text:p>
      <text:p text:style-name="Text_20_body"><text:tab/>BK 1.3 Kunden ska få ett bekräftelsemail med reserverad period samt villkor för bokning <text:tab/>och betalning.</text:p>
      <text:p text:style-name="Text_20_body">BK2 Administratör ska enkelt få en överblick över reservationer och bokningar samt ändra statusen mellan reservation, bokning och avbokning.</text:p>
      <text:p text:style-name="Text_20_body">BK3 Bokningsfunktionen ska automatiskt generera och skicka en bekräftelse till kunden utifrån de uppgifter denne lämnat.</text:p>
      <text:p text:style-name="Text_20_body">BK4 Bokningsfunktionen ska automatiskt generera en beställning av leveranstjänst till leveransorganisationen som kan skickas då handpenning erlagts.</text:p>
      <text:p text:style-name="P1">Kommentar</text:p>
      <text:p text:style-name="Text_20_body">Ägarnas tillgång till systemets uppgifter kommer inledningsvis att ske via samma gränssnitt som för kunder och administratö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ta Onsö</meta:initial-creator>
    <meta:creation-date>2013-12-03T13:47:06.19</meta:creation-date>
    <dc:date>2013-12-04T21:29:55.45</dc:date>
    <dc:creator>Lotta Onsö</dc:creator>
    <meta:editing-duration>P1DT6H41M55S</meta:editing-duration>
    <meta:editing-cycles>20</meta:editing-cycles>
    <meta:generator>OpenOffice/4.0.0$Win32 OpenOffice.org_project/400m3$Build-9702</meta:generator>
    <meta:document-statistic meta:table-count="0" meta:image-count="0" meta:object-count="0" meta:page-count="2" meta:paragraph-count="32" meta:word-count="559" meta:character-count="3773"/>
  </office:meta>
</office:document-meta>
</file>